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ar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s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mure</text:p>
          </table:table-cell>
          <table:table-cell table:number-columns-repeated="5"/>
          <table:table-cell office:value-type="string" calcext:value-type="string">
            <text:p>total attaque :</text:p>
          </table:table-cell>
          <table:table-cell table:formula="of:=SUM([.B2:.B429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inture</text:p>
          </table:table-cell>
          <table:table-cell table:number-columns-repeated="5"/>
          <table:table-cell office:value-type="string" calcext:value-type="string">
            <text:p>total résistance :</text:p>
          </table:table-cell>
          <table:table-cell table:formula="of:=SUM([.C2:.C479])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uclier</text:p>
          </table:table-cell>
          <table:table-cell table:number-columns-repeated="5"/>
          <table:table-cell office:value-type="string" calcext:value-type="string">
            <text:p>total armure :</text:p>
          </table:table-cell>
          <table:table-cell table:formula="of:=SUM([.D2:.D519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in 1</text:p>
          </table:table-cell>
          <table:table-cell table:number-columns-repeated="5"/>
          <table:table-cell office:value-type="string" calcext:value-type="string">
            <text:p>total tir :</text:p>
          </table:table-cell>
          <table:table-cell table:formula="of:=SUM([.E2:.E583])+SUM([.B2:.B560])-[.B7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acelet 1</text:p>
          </table:table-cell>
          <table:table-cell table:number-columns-repeated="5"/>
          <table:table-cell office:value-type="string" calcext:value-type="string">
            <text:p>mana (max 10) :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acelet <text:s/>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2:29:51.802597069</meta:creation-date>
    <dc:date>2025-09-12T23:49:53.602683215</dc:date>
    <meta:editing-duration>PT14M23S</meta:editing-duration>
    <meta:editing-cycles>4</meta:editing-cycles>
    <meta:generator>LibreOffice/7.4.7.2$Linux_X86_64 LibreOffice_project/40$Build-2</meta:generator>
    <meta:document-statistic meta:table-count="1" meta:cell-count="59" meta:object-count="0"/>
  </office:meta>
</office:document-meta>
</file>